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048e21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48e21" officeooo:paragraph-rsid="00048e21" style:font-size-asian="14pt" style:font-weight-asian="normal" style:font-weight-complex="normal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818bf" officeooo:paragraph-rsid="000818bf" style:font-size-asian="14pt" style:font-weight-asian="normal" style:font-weight-complex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9120b" officeooo:paragraph-rsid="0009120b" style:font-size-asian="14pt" style:font-weight-asian="normal" style:font-weight-complex="normal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a03c3" officeooo:paragraph-rsid="000a03c3" style:font-size-asian="14pt" style:font-weight-asian="normal" style:font-weight-complex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f2e31" officeooo:paragraph-rsid="000f2e31" style:font-size-asian="14pt" style:font-weight-asian="normal" style:font-weight-complex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ccf43" officeooo:paragraph-rsid="000ccf43" style:font-size-asian="14pt" style:font-weight-asian="normal" style:font-weight-complex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196ac" officeooo:paragraph-rsid="001196ac" style:font-size-asian="14pt" style:font-weight-asian="normal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e37d" officeooo:paragraph-rsid="0012e37d" style:font-size-asian="14pt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6669" officeooo:paragraph-rsid="00126669" style:font-size-asian="14pt" style:font-weight-asian="normal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65f55" officeooo:paragraph-rsid="00165f55" style:font-size-asian="14pt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4f02" officeooo:paragraph-rsid="001a4f02" style:font-size-asian="14p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5e3d" officeooo:paragraph-rsid="001a5e3d" style:font-size-asian="14p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e43d" officeooo:paragraph-rsid="001ae43d" style:font-size-asian="14p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bcea8" officeooo:paragraph-rsid="001bcea8" style:font-size-asian="14p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style:font-size-asian="14pt" style:font-weight-asian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45646" officeooo:paragraph-rsid="00045646" style:font-size-asian="14pt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818bf" officeooo:paragraph-rsid="000818bf" style:font-size-asian="14pt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9120b" officeooo:paragraph-rsid="0009120b" style:font-size-asian="14pt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a03c3" officeooo:paragraph-rsid="000a03c3" style:font-size-asian="14pt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b017e" officeooo:paragraph-rsid="000b017e" style:font-size-asian="14pt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c06dd" officeooo:paragraph-rsid="000c06dd" style:font-size-asian="14pt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196ac" officeooo:paragraph-rsid="001196ac" style:font-size-asian="14pt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26669" style:font-size-asian="14pt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65f55" style:font-size-asian="14pt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font-weight="bold" officeooo:rsid="0009120b" officeooo:paragraph-rsid="000a03c3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font-weight="normal" officeooo:rsid="000818bf" officeooo:paragraph-rsid="000818bf" style:font-weight-asian="normal" style:font-weight-complex="normal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font-weight="normal" officeooo:rsid="000a03c3" officeooo:paragraph-rsid="000a03c3" style:font-weight-asian="normal" style:font-weight-complex="normal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font-weight="normal" officeooo:rsid="000b017e" officeooo:paragraph-rsid="000b017e" style:font-weight-asian="normal" style:font-weight-complex="normal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font-weight="normal" officeooo:rsid="000c06dd" officeooo:paragraph-rsid="000c06dd" style:font-weight-asian="normal" style:font-weight-complex="normal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font-weight="normal" officeooo:rsid="000ccf43" officeooo:paragraph-rsid="000ccf43" style:font-weight-asian="normal" style:font-weight-complex="normal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font-weight="normal" officeooo:rsid="000d9216" officeooo:paragraph-rsid="000d9216" style:font-weight-asian="normal" style:font-weight-complex="normal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font-weight="normal" officeooo:rsid="00137f2e" officeooo:paragraph-rsid="00137f2e" style:font-weight-asian="normal" style:font-weight-complex="normal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font-weight="normal" officeooo:rsid="001497ac" officeooo:paragraph-rsid="001497ac" style:font-weight-asian="normal" style:font-weight-complex="normal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officeooo:rsid="00048e21" officeooo:paragraph-rsid="00048e21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497ac" officeooo:paragraph-rsid="001497ac" style:font-size-asian="14pt" style:font-weight-asian="normal" style:font-weight-complex="normal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7628f" officeooo:paragraph-rsid="0017628f" style:font-size-asian="14pt" style:font-weight-asian="normal" style:font-weight-complex="normal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c7e60" officeooo:paragraph-rsid="001c7e60" style:font-size-asian="14pt" style:font-weight-asian="normal" style:font-weight-complex="normal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6b4e" officeooo:paragraph-rsid="001e6b4e" style:font-size-asian="14pt" style:font-weight-asian="normal" style:font-weight-complex="normal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952e" officeooo:paragraph-rsid="001e952e" style:font-size-asian="14pt" style:font-weight-asian="normal" style:font-weight-complex="normal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06bb3" officeooo:paragraph-rsid="00206bb3" style:font-size-asian="14pt" style:font-weight-asian="normal" style:font-weight-complex="normal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a4f02" style:font-size-asian="14pt" style:font-weight-asian="bold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c7e60" style:font-size-asian="14pt" style:font-weight-asian="bold" style:font-weight-complex="bold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6bb3" style:font-size-asian="14pt" style:font-weight-asian="bold" style:font-weight-complex="bold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dc1b" style:font-size-asian="14pt" style:font-weight-asian="bold" style:font-weight-complex="bold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0dc1b" officeooo:paragraph-rsid="0020dc1b" style:font-size-asian="14pt" style:font-weight-asian="normal" style:font-weight-complex="normal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efb4" style:font-size-asian="14pt" style:font-weight-asian="bold" style:font-weight-complex="bold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0efb4" officeooo:paragraph-rsid="0020efb4" style:font-size-asian="14pt" style:font-weight-asian="bold" style:font-weight-complex="bold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4af61" officeooo:paragraph-rsid="0024af61" style:font-size-asian="14pt" style:font-weight-asian="bold" style:font-weight-complex="bold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7555c" officeooo:paragraph-rsid="0027555c" style:font-size-asian="14pt" style:font-weight-asian="bold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910a2" officeooo:paragraph-rsid="002910a2" style:font-size-asian="14pt" style:font-weight-asian="bold" style:font-weight-complex="bold"/>
    </style:style>
    <style:style style:name="T1" style:family="text">
      <style:text-properties style:font-name="Calibri" fo:font-size="14pt" fo:language="es" fo:country="ES" style:text-underline-style="none" fo:font-weight="bold" style:font-size-asian="14pt" style:font-weight-asian="bold"/>
    </style:style>
    <style:style style:name="T2" style:family="text">
      <style:text-properties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3" style:family="text">
      <style:text-properties style:font-name="Calibri" fo:font-size="14pt" fo:language="es" fo:country="ES" style:text-underline-style="none" fo:font-weight="bold" officeooo:rsid="00045646" style:font-size-asian="14pt" style:font-weight-asian="bold" style:font-weight-complex="bold"/>
    </style:style>
    <style:style style:name="T4" style:family="text">
      <style:text-properties style:font-name="Calibri" fo:font-size="14pt" fo:language="es" fo:country="ES" style:text-underline-style="none" fo:font-weight="bold" officeooo:rsid="00060d0d" style:font-size-asian="14pt" style:font-weight-asian="bold" style:font-weight-complex="bold"/>
    </style:style>
    <style:style style:name="T5" style:family="text"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T6" style:family="text">
      <style:text-properties style:font-name="Calibri" fo:font-size="14pt" fo:language="es" fo:country="ES" style:text-underline-style="none" fo:font-weight="normal" style:font-size-asian="14pt" style:font-weight-asian="normal" style:font-weight-complex="normal"/>
    </style:style>
    <style:style style:name="T7" style:family="text">
      <style:text-properties style:font-name="Calibri" fo:font-size="14pt" fo:language="es" fo:country="ES" style:text-underline-style="none" fo:font-weight="normal" officeooo:rsid="00045646" style:font-size-asian="14pt" style:font-weight-asian="normal" style:font-weight-complex="normal"/>
    </style:style>
    <style:style style:name="T8" style:family="text">
      <style:text-properties style:font-name="Calibri" fo:font-size="14pt" fo:language="es" fo:country="ES" style:text-underline-style="none" fo:font-weight="normal" officeooo:rsid="000572ab" style:font-size-asian="14pt" style:font-weight-asian="normal" style:font-weight-complex="normal"/>
    </style:style>
    <style:style style:name="T9" style:family="text">
      <style:text-properties style:font-name="Calibri" fo:font-size="14pt" fo:language="es" fo:country="ES" style:text-underline-style="none" fo:font-weight="normal" officeooo:rsid="00060d0d" style:font-size-asian="14pt" style:font-weight-asian="normal" style:font-weight-complex="normal"/>
    </style:style>
    <style:style style:name="T10" style:family="text">
      <style:text-properties style:font-name="Calibri" fo:font-size="14pt" fo:language="es" fo:country="ES" style:text-underline-style="none" fo:font-weight="normal" officeooo:rsid="00080c10" style:font-size-asian="14pt" style:font-weight-asian="normal" style:font-weight-complex="normal"/>
    </style:style>
    <style:style style:name="T11" style:family="text">
      <style:text-properties style:font-name="Calibri" fo:font-size="14pt" fo:language="es" fo:country="ES" style:text-underline-style="none" style:font-size-asian="14pt"/>
    </style:style>
    <style:style style:name="T12" style:family="text">
      <style:text-properties style:font-name="Calibri" fo:font-size="14pt" fo:language="es" fo:country="ES" style:text-underline-style="none" officeooo:rsid="000a03c3" style:font-size-asian="14pt"/>
    </style:style>
    <style:style style:name="T13" style:family="text">
      <style:text-properties style:font-name="Calibri" fo:font-size="14pt" fo:language="es" fo:country="ES" style:text-underline-style="none" officeooo:rsid="000c6acc" style:font-size-asian="14pt"/>
    </style:style>
    <style:style style:name="T14" style:family="text">
      <style:text-properties style:font-name="Calibri" fo:font-size="14pt" fo:language="es" fo:country="ES" style:text-underline-style="none" officeooo:rsid="000d9216" style:font-size-asian="14pt"/>
    </style:style>
    <style:style style:name="T15" style:family="text">
      <style:text-properties style:font-name="Calibri" fo:font-size="14pt" fo:language="es" fo:country="ES" style:text-underline-style="none" officeooo:rsid="00103255" style:font-size-asian="14pt"/>
    </style:style>
    <style:style style:name="T16" style:family="text">
      <style:text-properties fo:color="#08cbda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7" style:family="text">
      <style:text-properties fo:color="#e0c004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Calibri" fo:font-size="14pt" fo:language="es" fo:country="ES" style:text-underline-style="none" style:font-size-asian="14pt"/>
    </style:style>
    <style:style style:name="T20" style:family="text">
      <style:text-properties fo:color="#000000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21" style:family="text">
      <style:text-properties fo:color="#000000" loext:opacity="100%" officeooo:rsid="00165f55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officeooo:rsid="00195b94"/>
    </style:style>
    <style:style style:name="T24" style:family="text">
      <style:text-properties officeooo:rsid="001a4f0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c7e60"/>
    </style:style>
    <style:style style:name="T27" style:family="text">
      <style:text-properties officeooo:rsid="001ed12f"/>
    </style:style>
    <style:style style:name="T28" style:family="text">
      <style:text-properties officeooo:rsid="00206bb3"/>
    </style:style>
    <style:style style:name="T29" style:family="text">
      <style:text-properties officeooo:rsid="0020dc1b"/>
    </style:style>
    <style:style style:name="T30" style:family="text">
      <style:text-properties officeooo:rsid="0020efb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0dc1b" style:font-weight-asian="normal" style:font-weight-complex="normal"/>
    </style:style>
    <style:style style:name="T33" style:family="text">
      <style:text-properties fo:font-weight="normal" officeooo:rsid="0022c485" style:font-weight-asian="normal" style:font-weight-complex="normal"/>
    </style:style>
    <style:style style:name="T34" style:family="text">
      <style:text-properties fo:font-weight="normal" officeooo:rsid="00262de6" style:font-weight-asian="normal" style:font-weight-complex="normal"/>
    </style:style>
    <style:style style:name="T35" style:family="text">
      <style:text-properties fo:font-weight="normal" officeooo:rsid="002661d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BYEBEE Changelog</text:p>
      <text:p text:style-name="P3"/>
      <text:p text:style-name="P20">12 de enero 2022</text:p>
      <text:p text:style-name="P5">Creado y terminado el anteproyecto del videojuego.</text:p>
      <text:p text:style-name="P4"/>
      <text:p text:style-name="P20">23 enero 2022</text:p>
      <text:p text:style-name="P5">Comienzo del desarrollo del videojuego.</text:p>
      <text:p text:style-name="P5"/>
      <text:p text:style-name="P20">28 enero 2022</text:p>
      <text:p text:style-name="P1"><text:span text:style-name="T5">El videojuego tiene 2 paquetes, uno de </text:span><text:span text:style-name="T1">characters</text:span><text:span text:style-name="T5"> y otro de </text:span><text:span text:style-name="T1">screens.</text:span></text:p>
      <text:p text:style-name="P1"><text:span text:style-name="T1">Characters </text:span><text:span text:style-name="T5">contiene las clases </text:span><text:span text:style-name="T1">Bee </text:span><text:span text:style-name="T5">y </text:span><text:span text:style-name="T1">Bird</text:span><text:span text:style-name="T5">. Ambas no funcionan bien.</text:span></text:p>
      <text:p text:style-name="P1"><text:span text:style-name="T1">Screens</text:span><text:span text:style-name="T5"> contiene la clase base llamada </text:span><text:span text:style-name="T1">ByeBee</text:span><text:span text:style-name="T5">, la clase </text:span><text:span text:style-name="T1">Level1 </text:span><text:span text:style-name="T5">y otras 3 clases del año pasado que pronto serán borradas.</text:span></text:p>
      <text:p text:style-name="P1"><text:span text:style-name="T5">A </text:span><text:span text:style-name="T1">Level1 </text:span><text:span text:style-name="T5">se le ha añadido un fondo parallax.</text:span></text:p>
      <text:p text:style-name="P5"/>
      <text:p text:style-name="P20">29 enero 2022</text:p>
      <text:p text:style-name="P1"><text:span text:style-name="T5">El movimiento de </text:span><text:span text:style-name="T1">Bee </text:span><text:span text:style-name="T5">y </text:span><text:span text:style-name="T1">Bird </text:span><text:span text:style-name="T5">ya funciona correctamente.</text:span></text:p>
      <text:p text:style-name="P5"/>
      <text:p text:style-name="P20">2 febrero 2022</text:p>
      <text:p text:style-name="P1"><text:span text:style-name="T5">Se crea una clase </text:span><text:span text:style-name="T1">Character</text:span><text:span text:style-name="T5"> de la que heredarán tanto </text:span><text:span text:style-name="T1">Bee </text:span><text:span text:style-name="T5">como los enemigos, creados a partir de la nueva clase </text:span><text:span text:style-name="T1">Enemy</text:span><text:span text:style-name="T5">. La clase </text:span><text:span text:style-name="T1">Bird</text:span><text:span text:style-name="T5"> ya no se utiliza.</text:span></text:p>
      <text:p text:style-name="P1"><text:span text:style-name="T5">Creado un método </text:span><text:span text:style-name="T1">detectCollisions()</text:span><text:span text:style-name="T5"> para detectar colisiones entre la abeja y los enemigos. </text:span></text:p>
      <text:p text:style-name="P1"><text:span text:style-name="T5">Creado un método </text:span><text:span text:style-name="T1">spawnEnemies()</text:span><text:span text:style-name="T5"> que hace que los enemigos vayan apareciendo aleatoriamente en el eje Y de la derecha de todo de la pantalla (no funciona bien).</text:span></text:p>
      <text:p text:style-name="P5"/>
      <text:p text:style-name="P20"><text:soft-page-break/>8 febrero 2022</text:p>
      <text:p text:style-name="P1"><text:span text:style-name="T5">Creada la clase </text:span><text:span text:style-name="T1">Health</text:span><text:span text:style-name="T5">, que contiene las texturas de los puntos de vida de la abeja </text:span><text:span text:style-name="T1">Bee</text:span><text:span text:style-name="T5">.</text:span></text:p>
      <text:p text:style-name="P1"><text:span text:style-name="T5">Arreglado el método </text:span><text:span text:style-name="T1">spawnEnemies()</text:span><text:span text:style-name="T5">. Ahora los enemigos aparecen correctamente.</text:span></text:p>
      <text:p text:style-name="P5">En este momento la abeja pierde todos sus puntos de vida casi de golpe con solo tocar a un enemigo.</text:p>
      <text:p text:style-name="P5"/>
      <text:p text:style-name="P20">9 febrero 2022</text:p>
      <text:p text:style-name="P1"><text:span text:style-name="T5">Ahora la clase base </text:span><text:span text:style-name="T1">ByeBee</text:span><text:span text:style-name="T5"> llama a la clase </text:span><text:span text:style-name="T1">TitleScreen</text:span><text:span text:style-name="T5"> al comienzo de la aplicación. </text:span><text:span text:style-name="T1">Level1</text:span><text:span text:style-name="T5"> ya no es lo primero que aparece al abrir el juego, sino que hay que tocar la pantalla estando en </text:span><text:span text:style-name="T1">TitleScreen</text:span><text:span text:style-name="T5"> para ir a </text:span><text:span text:style-name="T1">Level1</text:span><text:span text:style-name="T5">.</text:span></text:p>
      <text:p text:style-name="Standard"/>
      <text:p text:style-name="P21">14 febrero 2022</text:p>
      <text:p text:style-name="P2"><text:span text:style-name="T7">Creada la clase </text:span><text:span text:style-name="T3">Options</text:span><text:span text:style-name="T7"> la cual se usará para todos los botones necesarios para navegar entre menús.</text:span></text:p>
      <text:p text:style-name="P2"><text:span text:style-name="T7">Creadas las clases </text:span><text:span text:style-name="T3">CreditsScreen, InfoScreen, SettingsScreen </text:span><text:span text:style-name="T7">y </text:span><text:span text:style-name="T3">ScoreScreen</text:span><text:span text:style-name="T7">, las cuales contendrán los créditos del juego, información, ajustes y puntuaciones respectivamente. </text:span><text:span text:style-name="T9">La clase </text:span><text:span text:style-name="T10">base</text:span><text:span text:style-name="T9"> </text:span><text:span text:style-name="T4">ByeBee</text:span><text:span text:style-name="T9"> contiene todos los métodos que usarán las demás clases para cambiar de de una pantalla a otra cuando sea necesario.</text:span></text:p>
      <text:p text:style-name="P40"><text:span text:style-name="T7">A</text:span><text:span text:style-name="T6">hora la abeja </text:span><text:span text:style-name="T8">solo </text:span><text:span text:style-name="T6">pierde un punto de salud cada vez que es golpeada por un enemigo.</text:span></text:p>
      <text:p text:style-name="P6"/>
      <text:p text:style-name="P22">15 febrero 2022</text:p>
      <text:p text:style-name="P32"><text:span text:style-name="T11">La navegación entre las pantallas creadas ayer ya es funcional gracias a los botones de la clase </text:span><text:span text:style-name="T2">Options</text:span><text:span text:style-name="T11">.</text:span></text:p>
      <text:p text:style-name="P7"/>
      <text:p text:style-name="P23">17 febrero 2022</text:p>
      <text:p text:style-name="P8">Creados e implementados gráficos para cada una de las pantallas.</text:p>
      <text:p text:style-name="P31"><text:soft-page-break/><text:span text:style-name="T11">1</text:span><text:span text:style-name="T12">8</text:span><text:span text:style-name="T11"> febrero 2022</text:span></text:p>
      <text:p text:style-name="P33"><text:span text:style-name="T11">Creados gráficos para el nivel 2 del juego: </text:span><text:span text:style-name="T16">Manantial</text:span><text:span text:style-name="T11">.</text:span></text:p>
      <text:p text:style-name="P33"><text:span text:style-name="T11">Creada la clase </text:span><text:span text:style-name="T2">LevelSelect</text:span><text:span text:style-name="T11"> que contiene los botones para acceder a cada uno los 4 niveles del juego.</text:span></text:p>
      <text:p text:style-name="P9"/>
      <text:p text:style-name="P24">21 febrero 2022</text:p>
      <text:p text:style-name="P33"><text:span text:style-name="T11">Creada la clase </text:span><text:span text:style-name="T2">Level2</text:span><text:span text:style-name="T11"> a la cual se le implementan los gráficos creados anteriormente.</text:span></text:p>
      <text:p text:style-name="P34"><text:span text:style-name="T11">Ahora es posible elegir entre el nivel 1 y el nivel 2 gracias a la clase </text:span><text:span text:style-name="T2">LevelSelect.</text:span></text:p>
      <text:p text:style-name="P25"/>
      <text:p text:style-name="P26">22 febrero 2022</text:p>
      <text:p text:style-name="P35"><text:span text:style-name="T11">Creados </text:span><text:span text:style-name="T13">e implementados</text:span><text:span text:style-name="T11"> gráficos de “nivel completado” y “fin de la partida” para que saldrán cuando la abeja complete el nivel o pierda todos sus puntos de vida respectivamente.</text:span></text:p>
      <text:p text:style-name="P35"><text:span text:style-name="T11">“</text:span><text:span text:style-name="T14">Nivel completado” aparece con la opción “Continuar” </text:span><text:span text:style-name="T15">que te lleva al menú de selección de nivel</text:span><text:span text:style-name="T14"> y más adelante mostrará la puntuación obtenida.</text:span></text:p>
      <text:p text:style-name="P37"><text:span text:style-name="T11">“Fin de la partida” aparece con las opciones “Reintentar” </text:span><text:span text:style-name="T15">que reinicia el nivel</text:span><text:span text:style-name="T11"> y “Volver al menú” </text:span><text:span text:style-name="T15">que te lleva de vuelta al menú de selección de nivel</text:span><text:span text:style-name="T11">.</text:span></text:p>
      <text:p text:style-name="P10">Los botones de “Fin de la partida” ya son funcionales.</text:p>
      <text:p text:style-name="P36"><text:span text:style-name="T11">Se ha añadido a la clase </text:span><text:span text:style-name="T2">Enemy</text:span><text:span text:style-name="T11"> una booleana ya que ahora se ha implementado la línea de meta, la cual es de este tipo y sirve para completar el nivel una vez la abeja la toque. La booleana comprueba si el enemigo que la abeja toca es o no la Meta, para decidir si hacerle daño o completar el nivel.</text:span></text:p>
      <text:p text:style-name="P11"/>
      <text:p text:style-name="P27">23 febrero 2022</text:p>
      <text:p text:style-name="P12">Ya funciona lo de “Nivel completado”.</text:p>
      <text:p text:style-name="P13">La abeja ya no pierde un punto de vida al tocar la línea de meta.</text:p>
      <text:p text:style-name="P12"/>
      <text:p text:style-name="P12"><text:soft-page-break/></text:p>
      <text:p text:style-name="P28">25 febrero 2022</text:p>
      <text:p text:style-name="P14">Ahora al completar o perder en un nivel todo se detiene y no se sigue moviendo.</text:p>
      <text:p text:style-name="P14">Tanto la abeja, como los enemigos como el fondo se quedan quietos.</text:p>
      <text:p text:style-name="P38"><text:span text:style-name="T11">Se han modificado y completado los métodos </text:span><text:span text:style-name="T2">GameOver(), levelCompleted() </text:span><text:span text:style-name="T11">y se han hecho algunas modificaciones más para que todo esto funcione.</text:span></text:p>
      <text:p text:style-name="P39"><text:span text:style-name="T11">También se han creado los gráficos para el nivel 3: </text:span><text:span text:style-name="T17">Colmena</text:span><text:span text:style-name="T20">.</text:span></text:p>
      <text:p text:style-name="P39"><text:span text:style-name="T19">Se ha creado la clase </text:span><text:span text:style-name="T20">Level3</text:span><text:span text:style-name="T19"> e implementado los gráficos correspondientes y el nivel 3 ya es seleccionable y jugable desde el menú de selección de nivel.</text:span></text:p>
      <text:p text:style-name="P41"/>
      <text:p text:style-name="P29"><text:span text:style-name="T18">2</text:span><text:span text:style-name="T21">8</text:span><text:span text:style-name="T18"> febrero 2022</text:span></text:p>
      <text:p text:style-name="P15"><text:span text:style-name="T18">Creada la clase Score la cual se usará para mostrar las puntuaciones obtenidas en cada nivel, los cuales tendrán el método </text:span><text:span text:style-name="T22">scoringPoints()</text:span><text:span text:style-name="T18"> para hacerlo.</text:span></text:p>
      <text:p text:style-name="P42">El juego ahora cuenta con <text:span text:style-name="T23">persistencia de datos</text:span>. La puntuación máxima conseguida en cada nivel permanecerá incluso aunque cierres el juego y lo vuelvas a abrir. Seguirá mostrándose en la pantalla de puntuaciones.</text:p>
      <text:p text:style-name="P42"/>
      <text:p text:style-name="P47"><text:span text:style-name="T24">1 marzo</text:span> 2022</text:p>
      <text:p text:style-name="P16">El sistema de puntuaciones ya está implementado en los 3 niveles actuales.</text:p>
      <text:p text:style-name="P16">Los bordes de los botones de selección de nivel han sido arreglados (antes se veían rotos).</text:p>
      <text:p text:style-name="P17">Creado el menú de <text:span text:style-name="T25">ajustes</text:span> con las siguientes opciones: Activar o desactivar invencibilidad para que los enemigos no te hagan daño, activar o silenciar la música y los sonidos del juego y activar o desactivar el modo a pantalla completa.</text:p>
      <text:p text:style-name="P18">La funcionalidad de invencibilidad (o God Mode) funciona correctamente.</text:p>
      <text:p text:style-name="P19">La funcionalidad de pantalla completa y modo ventana funciona <text:span text:style-name="T26">CASI </text:span>correctamente.</text:p>
      <text:p text:style-name="P19"/>
      <text:p text:style-name="P48"><text:soft-page-break/><text:span text:style-name="T26">2</text:span><text:span text:style-name="T24"> marzo</text:span> 2022</text:p>
      <text:p text:style-name="P43">Ahora el juego recuerda si anteriormente habías seleccionado la opción de pantalla completa y se abre de esta manera en caso de ser así. Si no, se abre en modo ventana normal.</text:p>
      <text:p text:style-name="P44">Han sido implementadas 4 canciones, una para cada uno de los 3 niveles (excepto el Sin Fin que está sin hacer) y otra para los menús. Funcionan si fallos. Suenan solamente en las pantallas que les corresponde.</text:p>
      <text:p text:style-name="P45">La funcionalidad de activar y desactivar música y sonidos aún no funciona del todo bien, <text:span text:style-name="T27">hace crashear el juego.</text:span></text:p>
      <text:p text:style-name="P45"/>
      <text:p text:style-name="P49"><text:span text:style-name="T28">8</text:span><text:span text:style-name="T24"> marzo</text:span> 2022</text:p>
      <text:p text:style-name="P46">Creado e implementado el objeto “Escudo”, que protege a la abeja del golpe de un enemigo y luego se rompe.</text:p>
      <text:p text:style-name="P46"/>
      <text:p text:style-name="P50"><text:span text:style-name="T29">9</text:span><text:span text:style-name="T24"> marzo</text:span> 2022</text:p>
      <text:p text:style-name="P51">Solucionado el error de la música que crasheaba el juego al estar desactivada.</text:p>
      <text:p text:style-name="P51"/>
      <text:p text:style-name="P52"><text:span text:style-name="T30">12</text:span><text:span text:style-name="T24"> marzo</text:span> 2022</text:p>
      <text:p text:style-name="P53"><text:span text:style-name="T32">C</text:span><text:span text:style-name="T31">ambiada la fuente de letra del juego por una que queda</text:span><text:span text:style-name="T33">ba</text:span><text:span text:style-name="T31"> mejor.</text:span></text:p>
      <text:p text:style-name="P54"><text:span text:style-name="T31">Añadida vibración del dispositivo Android cada vez que la abeja es golpeada.</text:span></text:p>
      <text:p text:style-name="P54"><text:span text:style-name="T31">Añadida aceleración </text:span><text:span text:style-name="T34">(acelerómetro)</text:span><text:span text:style-name="T31"> a la abeja </text:span><text:span text:style-name="T35">en Android</text:span><text:span text:style-name="T31">.</text:span></text:p>
      <text:p text:style-name="P55"><text:span text:style-name="T31">Añadidos efectos de sonido correspondientes a distintas situaciones del juego (pulsar en botones, recibir daño, conseguir escudo, completar nivel, etc.)</text:span></text:p>
      <text:p text:style-name="P56"><text:span text:style-name="T31">Terminada al 100% la documentación javadoc de todas las clases del jueg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12T22:46:01.222000000</dc:date>
    <meta:editing-duration>PT10H1M7S</meta:editing-duration>
    <meta:editing-cycles>42</meta:editing-cycles>
    <meta:document-statistic meta:table-count="0" meta:image-count="0" meta:object-count="0" meta:page-count="5" meta:paragraph-count="74" meta:word-count="1049" meta:character-count="6074" meta:non-whitespace-character-count="5098"/>
  </office:meta>
</office:document-meta>
</file>